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2c66d6"/>
    </style:style>
    <style:style style:name="P2" style:family="paragraph" style:parent-style-name="Standard">
      <style:paragraph-properties fo:text-align="center" style:justify-single-word="false"/>
      <style:text-properties officeooo:paragraph-rsid="002c66d6"/>
    </style:style>
    <style:style style:name="P3" style:family="paragraph" style:parent-style-name="Standard">
      <style:paragraph-properties fo:text-align="justify" style:justify-single-word="false"/>
      <style:text-properties officeooo:paragraph-rsid="001f131b"/>
    </style:style>
    <style:style style:name="P4" style:family="paragraph" style:parent-style-name="Standard">
      <style:paragraph-properties fo:text-align="center" style:justify-single-word="false"/>
      <style:text-properties officeooo:paragraph-rsid="001f131b"/>
    </style:style>
    <style:style style:name="P5" style:family="paragraph" style:parent-style-name="Standard">
      <style:paragraph-properties fo:text-align="justify" style:justify-single-word="false"/>
      <style:text-properties officeooo:paragraph-rsid="0033ea47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25fe25"/>
    </style:style>
    <style:style style:name="P8" style:family="paragraph" style:parent-style-name="Standard">
      <style:paragraph-properties fo:text-align="justify" style:justify-single-word="false"/>
      <style:text-properties style:font-name="Fedorovsk Unicode1" fo:font-size="18pt" officeooo:paragraph-rsid="00272e78" style:font-size-asian="18pt" style:font-size-complex="18pt"/>
    </style:style>
    <style:style style:name="P9" style:family="paragraph" style:parent-style-name="Standard">
      <style:paragraph-properties fo:text-align="justify" style:justify-single-word="false"/>
      <style:text-properties style:font-name="Fedorovsk Unicode1" fo:font-size="18pt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Fedorovsk Unicode1" fo:font-size="18pt" style:font-size-asian="18pt" style:font-size-complex="18pt"/>
    </style:style>
    <style:style style:name="P11" style:family="paragraph" style:parent-style-name="Standard">
      <style:paragraph-properties fo:text-align="justify" style:justify-single-word="false"/>
      <style:text-properties style:font-name="Fedorovsk Unicode1" fo:font-size="18pt" officeooo:paragraph-rsid="00283653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color="#ff0000" loext:opacity="100%" style:font-name="Fedorovsk Unicode1" fo:font-size="18pt" style:font-size-asian="18pt" style:font-size-complex="18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language="ru" fo:country="RU"/>
    </style:style>
    <style:style style:name="T1" style:family="text">
      <style:text-properties fo:color="#ff0000" loext:opacity="100%" style:font-name="Fedorovsk Unicode1" fo:font-size="18pt" fo:language="ru" fo:country="RU" officeooo:rsid="002c66d6" style:font-size-asian="18pt" style:font-size-complex="18pt"/>
    </style:style>
    <style:style style:name="T2" style:family="text">
      <style:text-properties fo:color="#ff0000" loext:opacity="100%" style:font-name="Fedorovsk Unicode1" fo:font-size="18pt" fo:language="ru" fo:country="RU" style:font-size-asian="18pt" style:font-size-complex="18pt"/>
    </style:style>
    <style:style style:name="T3" style:family="text">
      <style:text-properties fo:color="#ff0000" loext:opacity="100%" style:font-name="Fedorovsk Unicode" fo:font-size="18pt" fo:language="ru" fo:country="RU" officeooo:rsid="002c66d6" style:font-size-asian="18pt" style:font-size-complex="18pt"/>
    </style:style>
    <style:style style:name="T4" style:family="text">
      <style:text-properties style:font-name="Fedorovsk Unicode1" fo:font-size="18pt" style:font-size-asian="18pt" style:font-size-complex="18pt"/>
    </style:style>
    <style:style style:name="T5" style:family="text">
      <style:text-properties fo:color="#ff0000" loext:opacity="100%" style:font-name="Fedorovsk Unicode" fo:font-size="18pt" officeooo:rsid="001e4c29" style:font-size-asian="18pt" style:font-size-complex="18pt"/>
    </style:style>
    <style:style style:name="T6" style:family="text">
      <style:text-properties fo:color="#ff0000" loext:opacity="100%" style:font-name="Fedorovsk Unicode1" fo:font-size="18pt" style:font-size-asian="18pt" style:font-size-complex="18pt"/>
    </style:style>
    <style:style style:name="T7" style:family="text">
      <style:text-properties fo:color="#ff0000" loext:opacity="100%" style:font-name="Fedorovsk Unicode1" fo:font-size="18pt" style:font-name-asian="Fedorovsk Unicode1" style:font-size-asian="18pt" style:font-name-complex="Fedorovsk Unicode1" style:font-size-complex="18pt"/>
    </style:style>
    <style:style style:name="T8" style:family="text">
      <style:text-properties fo:color="#ff0000" loext:opacity="100%" style:font-name="Fedorovsk Unicode" fo:font-size="18pt" officeooo:rsid="0022a0a8" style:font-size-asian="18pt" style:font-size-complex="18pt"/>
    </style:style>
    <style:style style:name="T9" style:family="text">
      <style:text-properties fo:color="#ff0000" loext:opacity="100%" style:font-name="Fedorovsk Unicode" fo:font-size="18pt" officeooo:rsid="0022a0a8" style:font-name-asian="Fedorovsk Unicode" style:font-size-asian="18pt" style:font-name-complex="Fedorovsk Unicode" style:font-size-complex="18pt"/>
    </style:style>
    <style:style style:name="T10" style:family="text">
      <style:text-properties fo:color="#ff0000" loext:opacity="100%" style:font-name="Fedorovsk Unicode" fo:font-size="18pt" officeooo:rsid="001e4c29" style:font-name-asian="Fedorovsk Unicode" style:font-size-asian="18pt" style:font-name-complex="Fedorovsk Unicode" style:font-size-complex="18pt"/>
    </style:style>
    <style:style style:name="T11" style:family="text">
      <style:text-properties style:font-name="Fedorovsk Unicode" fo:font-size="18pt" officeooo:rsid="0022a0a8" style:font-size-asian="18pt" style:font-size-complex="18pt"/>
    </style:style>
    <style:style style:name="T12" style:family="text">
      <style:text-properties style:font-name="Fedorovsk Unicode" fo:font-size="18pt" fo:language="ru" fo:country="RU" officeooo:rsid="0022a0a8" style:font-size-asian="18pt" style:font-size-complex="18pt"/>
    </style:style>
    <style:style style:name="T13" style:family="text">
      <style:text-properties fo:color="#ff0000" loext:opacity="100%" style:font-name="Fedorovsk Unicode" fo:font-size="18pt" officeooo:rsid="001f131b" style:font-size-asian="18pt" style:font-size-complex="18pt"/>
    </style:style>
    <style:style style:name="T14" style:family="text">
      <style:text-properties style:font-name="Fedorovsk Unicode" fo:font-size="18pt" officeooo:rsid="0024e64a" style:font-size-asian="18pt" style:font-size-complex="18pt"/>
    </style:style>
    <style:style style:name="T15" style:family="text">
      <style:text-properties style:font-name="Fedorovsk Unicode" fo:font-size="18pt" officeooo:rsid="0024e64a" style:font-name-asian="Fedorovsk Unicode" style:font-size-asian="18pt" style:font-name-complex="Fedorovsk Unicode" style:font-size-complex="18pt"/>
    </style:style>
    <style:style style:name="T16" style:family="text">
      <style:text-properties style:font-name="Fedorovsk Unicode" fo:font-size="18pt" officeooo:rsid="0033ea47" style:font-size-asian="18pt" style:font-size-complex="18pt"/>
    </style:style>
    <style:style style:name="T17" style:family="text">
      <style:text-properties style:font-name="Fedorovsk Unicode" fo:font-size="18pt" officeooo:rsid="0025fe25" style:font-size-asian="18pt" style:font-size-complex="18pt"/>
    </style:style>
    <style:style style:name="T18" style:family="text">
      <style:text-properties style:font-name="Fedorovsk Unicode" fo:font-size="18pt" officeooo:rsid="0033ea47" style:font-name-asian="Fedorovsk Unicode" style:font-size-asian="18pt" style:font-name-complex="Fedorovsk Unicode" style:font-size-complex="18pt"/>
    </style:style>
    <style:style style:name="T19" style:family="text">
      <style:text-properties style:font-name="Fedorovsk Unicode" fo:font-size="18pt" officeooo:rsid="001e4c29" style:font-name-asian="Fedorovsk Unicode" style:font-size-asian="18pt" style:font-name-complex="Fedorovsk Unicode" style:font-size-complex="18pt"/>
    </style:style>
    <style:style style:name="T20" style:family="text">
      <style:text-properties style:font-name="Fedorovsk Unicode" fo:font-size="18pt" officeooo:rsid="002961b6" style:font-size-asian="18pt" style:font-size-complex="18pt"/>
    </style:style>
    <style:style style:name="T21" style:family="text">
      <style:text-properties style:font-name="Fedorovsk Unicode" fo:font-size="18pt" officeooo:rsid="0025fe25" style:font-name-asian="Fedorovsk Unicode" style:font-size-asian="18pt" style:font-name-complex="Fedorovsk Unicode" style:font-size-complex="18pt"/>
    </style:style>
    <style:style style:name="T22" style:family="text">
      <style:text-properties style:font-name="Fedorovsk Unicode" fo:font-size="18pt" officeooo:rsid="00272e78" style:font-size-asian="18pt" style:font-size-complex="18pt"/>
    </style:style>
    <style:style style:name="T23" style:family="text">
      <style:text-properties style:font-name="Fedorovsk Unicode" fo:font-size="18pt" officeooo:rsid="00272e78" style:font-name-asian="Fedorovsk Unicode" style:font-size-asian="18pt" style:font-name-complex="Fedorovsk Unicode" style:font-size-complex="18pt"/>
    </style:style>
    <style:style style:name="T24" style:family="text">
      <style:text-properties style:font-name="Fedorovsk Unicode" fo:font-size="18pt" officeooo:rsid="001e4c29" style:font-size-asian="18pt" style:font-size-complex="18pt"/>
    </style:style>
    <style:style style:name="T25" style:family="text">
      <style:text-properties style:font-name="Fedorovsk Unicode" fo:font-size="18pt" officeooo:rsid="001f131b" style:font-size-asian="18pt" style:font-size-complex="18pt"/>
    </style:style>
    <style:style style:name="T26" style:family="text">
      <style:text-properties fo:color="#ff0000" loext:opacity="100%"/>
    </style:style>
    <style:style style:name="T27" style:family="text">
      <style:text-properties style:font-name="Fedorovsk Unicode" officeooo:rsid="00272e78"/>
    </style:style>
    <style:style style:name="T28" style:family="text">
      <style:text-properties style:font-name="Fedorovsk Unicode" officeooo:rsid="00272e78" style:font-name-asian="Fedorovsk Unicode" style:font-name-complex="Fedorovsk Unicode"/>
    </style:style>
    <style:style style:name="T29" style:family="text">
      <style:text-properties style:font-name="Fedorovsk Unicode" officeooo:rsid="00283653" style:font-name-asian="Fedorovsk Unicode" style:font-name-complex="Fedorovsk Unicode"/>
    </style:style>
    <style:style style:name="T30" style:family="text">
      <style:text-properties style:font-name="Fedorovsk Unicode" officeooo:rsid="00283653"/>
    </style:style>
    <style:style style:name="T31" style:family="text">
      <style:text-properties fo:language="ru" fo:country="RU"/>
    </style:style>
    <style:style style:name="T32" style:family="text">
      <style:text-properties fo:language="ru" fo:country="RU" officeooo:rsid="00283653"/>
    </style:style>
    <style:style style:name="T33" style:family="text">
      <style:text-properties fo:color="#ff0000" loext:opacity="100%" style:font-name="Fedorovsk Unicode" officeooo:rsid="00283653"/>
    </style:style>
    <style:style style:name="T34" style:family="text">
      <style:text-properties fo:color="#ff0000" loext:opacity="100%" style:font-name="Fedorovsk Unicode" officeooo:rsid="00283653" style:font-name-asian="Fedorovsk Unicode" style:font-name-complex="Fedorovsk Unicode"/>
    </style:style>
    <style:style style:name="T35" style:family="text">
      <style:text-properties style:font-name="Fedorovsk Unicode" fo:language="ru" fo:country="RU" officeooo:rsid="00283653" style:font-name-asian="Fedorovsk Unicode" style:font-name-complex="Fedorovsk Unicode"/>
    </style:style>
    <style:style style:name="T36" style:family="text">
      <style:text-properties style:font-name="Fedorovsk Unicode" fo:language="ru" fo:country="RU" officeooo:rsid="00283653" style:font-name-asian="NSimSun" style:font-name-complex="Lucida Sans"/>
    </style:style>
    <style:style style:name="T37" style:family="text">
      <style:text-properties style:font-name="Fedorovsk Unicode" officeooo:rsid="0028ba5b"/>
    </style:style>
    <style:style style:name="T38" style:family="text">
      <style:text-properties style:font-name="Fedorovsk Unicode" officeooo:rsid="0028ba5b" style:font-name-asian="Fedorovsk Unicode" style:font-name-complex="Fedorovsk Unicode"/>
    </style:style>
    <style:style style:name="T39" style:family="text">
      <style:text-properties style:font-name="Fedorovsk Unicode" officeooo:rsid="001f131b"/>
    </style:style>
    <style:style style:name="T40" style:family="text">
      <style:text-properties style:font-name="Fedorovsk Unicode" fo:font-size="18pt" officeooo:rsid="0028ba5b" style:font-size-asian="18pt" style:font-size-complex="18pt"/>
    </style:style>
    <style:style style:name="T41" style:family="text">
      <style:text-properties style:font-name="Fedorovsk Unicode" fo:font-size="18pt" officeooo:rsid="0020e533" style:font-size-asian="18pt" style:font-size-complex="18pt"/>
    </style:style>
    <style:style style:name="T42" style:family="text">
      <style:text-properties style:font-name="Fedorovsk Unicode" fo:font-size="18pt" officeooo:rsid="0028ba5b" style:font-name-asian="Fedorovsk Unicode" style:font-size-asian="18pt" style:font-name-complex="Fedorovsk Unicode" style:font-size-complex="18pt"/>
    </style:style>
    <style:style style:name="T43" style:family="text">
      <style:text-properties style:font-name="Fedorovsk Unicode1" fo:font-size="18pt" officeooo:rsid="0028ba5b" style:font-size-asian="18pt" style:font-size-complex="18pt"/>
    </style:style>
    <style:style style:name="T44" style:family="text">
      <style:text-properties fo:color="#ff0000" loext:opacity="100%" style:font-name="Fedorovsk Unicode" fo:font-size="18pt" officeooo:rsid="0028ba5b" style:font-size-asian="18pt" style:font-size-complex="18pt"/>
    </style:style>
    <style:style style:name="T45" style:family="text">
      <style:text-properties fo:color="#ff0000" loext:opacity="100%" style:font-name="Fedorovsk Unicode" fo:font-size="18pt" officeooo:rsid="0028ba5b" style:font-name-asian="Fedorovsk Unicode" style:font-size-asian="18pt" style:font-name-complex="Fedorovsk Unicode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(</text:span></text:span><text:span text:style-name="Default_20_Paragraph_20_Font"><text:span text:style-name="T2">межд</text:span></text:span><text:span text:style-name="Default_20_Paragraph_20_Font"><text:span text:style-name="T3">ᲂ</text:span></text:span><text:span text:style-name="Default_20_Paragraph_20_Font"><text:span text:style-name="T2">ча́сїе пе́рвагѡ часа̀</text:span></text:span><text:span text:style-name="Default_20_Paragraph_20_Font"><text:span text:style-name="T1">)</text:span></text:span></text:p>
      <text:p text:style-name="P2"><text:span text:style-name="Default_20_Paragraph_20_Font"><text:span text:style-name="T4">П</text:span></text:span><text:span text:style-name="Default_20_Paragraph_20_Font"><text:span text:style-name="T5">ᲂ</text:span></text:span><text:span text:style-name="Default_20_Paragraph_20_Font"><text:span text:style-name="T6">ча́сїе пе́рваг</text:span></text:span><text:span text:style-name="Default_20_Paragraph_20_Font"><text:span text:style-name="T2">ѡ</text:span></text:span><text:span text:style-name="Default_20_Paragraph_20_Font"><text:span text:style-name="T6"> часа̀ .</text:span></text:span></text:p>
      <text:p text:style-name="P3"><text:span text:style-name="Default_20_Paragraph_20_Font"><text:span text:style-name="T4">В</text:span></text:span><text:span text:style-name="Default_20_Paragraph_20_Font"><text:span text:style-name="T6">ѣ́дᲂмо</text:span></text:span><text:span text:style-name="Default_20_Paragraph_20_Font"><text:span text:style-name="T7"> </text:span></text:span><text:span text:style-name="Default_20_Paragraph_20_Font"><text:span text:style-name="T6">же б</text:span></text:span><text:span text:style-name="Default_20_Paragraph_20_Font"><text:span text:style-name="T8">ѹ</text:span></text:span><text:span text:style-name="Default_20_Paragraph_20_Font"><text:span text:style-name="T9">́</text:span></text:span><text:span text:style-name="Default_20_Paragraph_20_Font"><text:span text:style-name="T6">ди . ꙗ҆́к</text:span></text:span><text:span text:style-name="Default_20_Paragraph_20_Font"><text:span text:style-name="T8">ѡ</text:span></text:span><text:span text:style-name="Default_20_Paragraph_20_Font"><text:span text:style-name="T6"> п</text:span></text:span><text:span text:style-name="Default_20_Paragraph_20_Font"><text:span text:style-name="T8">ᲂ</text:span></text:span><text:span text:style-name="Default_20_Paragraph_20_Font"><text:span text:style-name="T6">ча́сїе пе́рваг</text:span></text:span><text:span text:style-name="Default_20_Paragraph_20_Font"><text:span text:style-name="T8">ѡ</text:span></text:span><text:span text:style-name="Default_20_Paragraph_20_Font"><text:span text:style-name="T6"> часа̀ в̾ сᲂбо́рѣ не</text:span></text:span><text:span text:style-name="Default_20_Paragraph_20_Font"><text:span text:style-name="T9"> </text:span></text:span><text:span text:style-name="Default_20_Paragraph_20_Font"><text:span text:style-name="T6">пᲂе́тсѧ , но в̾ше́дъ в̾ кѣ́лїю , рцы</text:span></text:span><text:span text:style-name="Default_20_Paragraph_20_Font"><text:span text:style-name="T10">̀</text:span></text:span><text:span text:style-name="Default_20_Paragraph_20_Font"><text:span text:style-name="T6"> , т</text:span></text:span><text:span text:style-name="Default_20_Paragraph_20_Font"><text:span text:style-name="T4">рист҃о́е . </text:span></text:span><text:span text:style-name="Default_20_Paragraph_20_Font"><text:span text:style-name="T6">и҆</text:span></text:span><text:span text:style-name="Default_20_Paragraph_20_Font"><text:span text:style-name="T4"> по ѻ҆́ч҃е на́шъ , г</text:span></text:span><text:span text:style-name="Default_20_Paragraph_20_Font"><text:span text:style-name="T11">ⷭ</text:span></text:span><text:span text:style-name="Default_20_Paragraph_20_Font"><text:span text:style-name="T12">҇д</text:span></text:span><text:span text:style-name="Default_20_Paragraph_20_Font"><text:span text:style-name="T4">и пᲂми́лꙋй , в҃і . </text:span></text:span><text:span text:style-name="Default_20_Paragraph_20_Font"><text:span text:style-name="T6">с</text:span></text:span><text:span text:style-name="Default_20_Paragraph_20_Font"><text:span text:style-name="T4">ла́ва , и҆ ны́нѣ , пр</text:span></text:span><text:span text:style-name="Default_20_Paragraph_20_Font"><text:span text:style-name="T11">ї</text:span></text:span><text:span text:style-name="Default_20_Paragraph_20_Font"><text:span text:style-name="T4">иди́те пᲂклᲂни́мсѧ , три́жды .</text:span></text:span></text:p>
      <text:p text:style-name="P4"><text:span text:style-name="Default_20_Paragraph_20_Font"><text:span text:style-name="T6">ѱл҃о́мъ , м</text:span></text:span><text:span text:style-name="Default_20_Paragraph_20_Font"><text:span text:style-name="T13">҃</text:span></text:span><text:span text:style-name="Default_20_Paragraph_20_Font"><text:span text:style-name="T6">е .</text:span></text:span></text:p>
      <text:p text:style-name="P5"><text:span text:style-name="Default_20_Paragraph_20_Font"><text:span text:style-name="T6">Б</text:span></text:span><text:span text:style-name="Default_20_Paragraph_20_Font"><text:span text:style-name="T4">г҃ъ на́мъ прибѣ́жище и҆ си́ла , пᲂмо́щникъ в̾ ско́рбѣхъ ѡ҆брѣ́тшихъ ны̀ ѕѣл</text:span></text:span><text:span text:style-name="Default_20_Paragraph_20_Font"><text:span text:style-name="T14">ѡ</text:span></text:span><text:span text:style-name="Default_20_Paragraph_20_Font"><text:span text:style-name="T15">̀</text:span></text:span><text:span text:style-name="Default_20_Paragraph_20_Font"><text:span text:style-name="T4"> . Сег</text:span></text:span><text:span text:style-name="Default_20_Paragraph_20_Font"><text:span text:style-name="T14">ѡ</text:span></text:span><text:span text:style-name="Default_20_Paragraph_20_Font"><text:span text:style-name="T15">̀</text:span></text:span><text:span text:style-name="Default_20_Paragraph_20_Font"><text:span text:style-name="T4"> ра́ди не ꙋ</text:span></text:span><text:span text:style-name="Default_20_Paragraph_20_Font"><text:span text:style-name="T14">҆</text:span></text:span><text:span text:style-name="Default_20_Paragraph_20_Font"><text:span text:style-name="T4">бᲂи́мсѧ внегда̀ смꙋща́етсѧ землѧ̀ , и҆ прелага́ютсѧ го́ры въ сердца̀ мᲂрска́ѧ . Вᲂз̾шꙋмѣ́ша и҆ смꙋти́шасѧ во́ды и҆́хъ , смꙋти́шасѧ го́ры крѣ́пᲂст</text:span></text:span><text:span text:style-name="Default_20_Paragraph_20_Font"><text:span text:style-name="T14">ї</text:span></text:span><text:span text:style-name="Default_20_Paragraph_20_Font"><text:span text:style-name="T4">ю є҆го̀ . Рѣ́чнаѧ </text:span></text:span><text:span text:style-name="Default_20_Paragraph_20_Font"><text:span text:style-name="T16">ѹ҆</text:span></text:span><text:span text:style-name="Default_20_Paragraph_20_Font"><text:span text:style-name="T4">стремле́нїѧ веселѧ́тъ гра́дъ бж҃</text:span></text:span><text:span text:style-name="Default_20_Paragraph_20_Font"><text:span text:style-name="T17">ї</text:span></text:span><text:span text:style-name="Default_20_Paragraph_20_Font"><text:span text:style-name="T4">й . ѡ҆ст҃и́лъ є҆́сть село̀ свᲂѐ вы́шнї</text:span></text:span><text:span text:style-name="Default_20_Paragraph_20_Font"><text:span text:style-name="T14">й</text:span></text:span><text:span text:style-name="Default_20_Paragraph_20_Font"><text:span text:style-name="T4"> . Бг҃ъ пᲂсредѣ̀ є҆г</text:span></text:span><text:span text:style-name="Default_20_Paragraph_20_Font"><text:span text:style-name="T14">ѡ</text:span></text:span><text:span text:style-name="Default_20_Paragraph_20_Font"><text:span text:style-name="T15">̀</text:span></text:span><text:span text:style-name="Default_20_Paragraph_20_Font"><text:span text:style-name="T4"> , и҆ непᲂдви́житсѧ . пᲂмо́жетъ є҆м</text:span></text:span><text:span text:style-name="Default_20_Paragraph_20_Font"><text:span text:style-name="T14">ѹ</text:span></text:span><text:span text:style-name="Default_20_Paragraph_20_Font"><text:span text:style-name="T15">̀</text:span></text:span><text:span text:style-name="Default_20_Paragraph_20_Font"><text:span text:style-name="T4"> б</text:span></text:span><text:span text:style-name="Default_20_Paragraph_20_Font"><text:span text:style-name="T14">҃</text:span></text:span><text:span text:style-name="Default_20_Paragraph_20_Font"><text:span text:style-name="T4">гъ ѹ҆́тро за ѹ҆́тра . Смꙋти́шасѧ ꙗ҆зы́цы , ѹ҆клᲂни́шасѧ ца́рьствїѧ . дадѐ гла́съ сво́й вы́шнїй , пᲂтр</text:span></text:span><text:span text:style-name="Default_20_Paragraph_20_Font"><text:span text:style-name="T14">ѧ</text:span></text:span><text:span text:style-name="Default_20_Paragraph_20_Font"><text:span text:style-name="T4">се́сѧ землѧ̀ . Гдⷭ҇ь си</text:span></text:span><text:span text:style-name="Default_20_Paragraph_20_Font"><text:span text:style-name="T15">̑</text:span></text:span><text:span text:style-name="Default_20_Paragraph_20_Font"><text:span text:style-name="T4">лъ с̾ на́ми , заст</text:span></text:span><text:span text:style-name="Default_20_Paragraph_20_Font"><text:span text:style-name="T16">ѹ</text:span></text:span><text:span text:style-name="Default_20_Paragraph_20_Font"><text:span text:style-name="T18">́</text:span></text:span><text:span text:style-name="Default_20_Paragraph_20_Font"><text:span text:style-name="T4">пникъ на́шъ б҃гъ і҆а́к</text:span></text:span><text:span text:style-name="Default_20_Paragraph_20_Font"><text:span text:style-name="T14">ꙍ</text:span></text:span><text:span text:style-name="Default_20_Paragraph_20_Font"><text:span text:style-name="T4">вль . Прїиди́те и҆ ви́дите дѣ́ла бж҃їѧ , ꙗ҆́же пᲂлᲂжи</text:span></text:span><text:span text:style-name="Default_20_Paragraph_20_Font"><text:span text:style-name="T19">̀</text:span></text:span><text:span text:style-name="Default_20_Paragraph_20_Font"><text:span text:style-name="T4"> чюдеса̀ на землѝ . ѿє҆́млѧ бра́ни до кᲂнца̀ землѝ . лѹ́къ сᲂкрꙋши́тъ , и҆ сло́митъ ѻ҆рꙋ́жїе , и҆ щиты̀ с</text:span></text:span><text:span text:style-name="Default_20_Paragraph_20_Font"><text:span text:style-name="T14">ᲂ</text:span></text:span><text:span text:style-name="Default_20_Paragraph_20_Font"><text:span text:style-name="T4">жже́тъ ѻ҆гне́мъ . Оу҆праздни́тесѧ и҆ разꙋмѣ́йте ꙗ҆́к</text:span></text:span><text:span text:style-name="Default_20_Paragraph_20_Font"><text:span text:style-name="T20">ѡ</text:span></text:span><text:span text:style-name="Default_20_Paragraph_20_Font"><text:span text:style-name="T4"> а҆́зъ є҆́смь б҃гъ , вᲂзнесѹ́сѧ во ꙗ҆зы́цѣхъ , вᲂзнесѹ́сѧ , на землѝ . Гдⷭ҇ь си</text:span></text:span><text:span text:style-name="Default_20_Paragraph_20_Font"><text:span text:style-name="T15">̑</text:span></text:span><text:span text:style-name="Default_20_Paragraph_20_Font"><text:span text:style-name="T4">лъ с̾ на́ми , застѹ́пникъ на́шъ б҃гъ і҆а́к</text:span></text:span><text:span text:style-name="Default_20_Paragraph_20_Font"><text:span text:style-name="T14">ꙍ</text:span></text:span><text:span text:style-name="Default_20_Paragraph_20_Font"><text:span text:style-name="T4">вль .</text:span></text:span></text:p>
      <text:p text:style-name="P6"><text:span text:style-name="Default_20_Paragraph_20_Font"><text:span text:style-name="T6">ѱало́мъ , ч҃а .</text:span></text:span></text:p>
      <text:p text:style-name="P7"><text:span text:style-name="Default_20_Paragraph_20_Font"><text:span text:style-name="T6">Б</text:span></text:span><text:span text:style-name="Default_20_Paragraph_20_Font"><text:span text:style-name="T4">л҃го є҆́сть и҆спᲂвѣ́датисѧ гⷭ҇деви , и҆ пѣ́ти и҆́мени твᲂем</text:span></text:span><text:span text:style-name="Default_20_Paragraph_20_Font"><text:span text:style-name="T17">ѹ</text:span></text:span><text:span text:style-name="Default_20_Paragraph_20_Font"><text:span text:style-name="T21">̀</text:span></text:span><text:span text:style-name="Default_20_Paragraph_20_Font"><text:span text:style-name="T4"> вы́шнїй . Вᲂзвѣща́ти заѹ҆́тра ми́лᲂсть твᲂю̀ , и҆ и҆́стинꙋ твᲂю̀ на всѧ́кꙋ но́щь . В̾ десѧтᲂстр</text:span></text:span><text:span text:style-name="Default_20_Paragraph_20_Font"><text:span text:style-name="T17">ѹ</text:span></text:span><text:span text:style-name="Default_20_Paragraph_20_Font"><text:span text:style-name="T21">́</text:span></text:span><text:span text:style-name="Default_20_Paragraph_20_Font"><text:span text:style-name="T4">ннѣмъ ѱалты́ри с̾ пѣ́снїю в̾ гꙋ́слѣхъ . Ꙗ҆́ко </text:span></text:span><text:soft-page-break/><text:span text:style-name="Default_20_Paragraph_20_Font"><text:span text:style-name="T4">вᲂзвесели́лъ мѧ є҆сѝ гⷭ҇ди в̾ тва́ри твᲂе́й , и҆ в̾ дѣ́лѣхъ р</text:span></text:span><text:span text:style-name="Default_20_Paragraph_20_Font"><text:span text:style-name="T17">ѹ</text:span></text:span><text:span text:style-name="Default_20_Paragraph_20_Font"><text:span text:style-name="T21">́</text:span></text:span><text:span text:style-name="Default_20_Paragraph_20_Font"><text:span text:style-name="T4">кꙋ твᲂе́ю вᲂзра́дꙋюсѧ . Ꙗ҆́к</text:span></text:span><text:span text:style-name="Default_20_Paragraph_20_Font"><text:span text:style-name="T17">ѡ</text:span></text:span><text:span text:style-name="Default_20_Paragraph_20_Font"><text:span text:style-name="T4"> вᲂзвели́чишасѧ дѣ́ла твᲂѧ̀ гⷭ҇ди , ѕѣло̀ ѹ҆глꙋби́шасѧ пᲂмышле́нїѧ твᲂѧ̀ . М</text:span></text:span><text:span text:style-name="Default_20_Paragraph_20_Font"><text:span text:style-name="T17">ѹ</text:span></text:span><text:span text:style-name="Default_20_Paragraph_20_Font"><text:span text:style-name="T21">́</text:span></text:span><text:span text:style-name="Default_20_Paragraph_20_Font"><text:span text:style-name="T4">жъ без</text:span></text:span><text:span text:style-name="Default_20_Paragraph_20_Font"><text:span text:style-name="T17">ѹ</text:span></text:span><text:span text:style-name="Default_20_Paragraph_20_Font"><text:span text:style-name="T21">́</text:span></text:span><text:span text:style-name="Default_20_Paragraph_20_Font"><text:span text:style-name="T4">менъ не</text:span></text:span><text:span text:style-name="Default_20_Paragraph_20_Font"><text:span text:style-name="T21"> </text:span></text:span><text:span text:style-name="Default_20_Paragraph_20_Font"><text:span text:style-name="T4">пᲂзна́етъ , и҆ неразꙋми́въ , неразꙋмѣ́етъ си́хъ , є҆гда̀ прᲂз</text:span></text:span><text:span text:style-name="Default_20_Paragraph_20_Font"><text:span text:style-name="T17">ѧ</text:span></text:span><text:span text:style-name="Default_20_Paragraph_20_Font"><text:span text:style-name="T4">бо́ша грѣ́шницы ꙗ҆́к</text:span></text:span><text:span text:style-name="Default_20_Paragraph_20_Font"><text:span text:style-name="T22">ѡ</text:span></text:span><text:span text:style-name="Default_20_Paragraph_20_Font"><text:span text:style-name="T4"> трава̀ , и҆ прᲂнико́ша всѝ дѣ́лающїи беⷥзако́нїе . Ꙗ҆́к</text:span></text:span><text:span text:style-name="Default_20_Paragraph_20_Font"><text:span text:style-name="T22">ѡ</text:span></text:span><text:span text:style-name="Default_20_Paragraph_20_Font"><text:span text:style-name="T4"> да пᲂтребѧ́тсѧ в̾ вѣ́къ вѣ́ка . ты́</text:span></text:span><text:span text:style-name="Default_20_Paragraph_20_Font"><text:span text:style-name="T23"> </text:span></text:span><text:span text:style-name="Default_20_Paragraph_20_Font"><text:span text:style-name="T4">же вы́шнїй во́ вѣки гⷭ҇ди . Ꙗ҆́к</text:span></text:span><text:span text:style-name="Default_20_Paragraph_20_Font"><text:span text:style-name="T22">ѡ</text:span></text:span><text:span text:style-name="Default_20_Paragraph_20_Font"><text:span text:style-name="T4"> сѐ вразѝ твᲂѝ гⷭ҇ди , ꙗ҆́к</text:span></text:span><text:span text:style-name="Default_20_Paragraph_20_Font"><text:span text:style-name="T22">ѡ</text:span></text:span><text:span text:style-name="Default_20_Paragraph_20_Font"><text:span text:style-name="T4"> сѐ вразѝ твᲂѝ пᲂги́бнꙋтъ , и҆ разы́дꙋтсѧ всѝ дѣ́лающїи без̾</text:span></text:span><text:span text:style-name="Default_20_Paragraph_20_Font"><text:span text:style-name="T22">ꙁ</text:span></text:span><text:span text:style-name="Default_20_Paragraph_20_Font"><text:span text:style-name="T4">ако́нїе . И</text:span></text:span><text:span text:style-name="Default_20_Paragraph_20_Font"><text:span text:style-name="T24">҆</text:span></text:span><text:span text:style-name="Default_20_Paragraph_20_Font"><text:span text:style-name="T4"> вᲂзнесе́тсѧ ꙗ҆́к</text:span></text:span><text:span text:style-name="Default_20_Paragraph_20_Font"><text:span text:style-name="T22">ѡ</text:span></text:span><text:span text:style-name="Default_20_Paragraph_20_Font"><text:span text:style-name="T4"> и҆нᲂро́га ро́гъ мо́й , и҆ ста́рᲂсть мᲂѧ̀ в̾ є҆ле́и масти́тѣ . И҆ воⷥзрѣ̀ ѻ҆́ко мᲂѐ на</text:span></text:span><text:span text:style-name="Default_20_Paragraph_20_Font"><text:span text:style-name="T23"> </text:span></text:span><text:span text:style-name="Default_20_Paragraph_20_Font"><text:span text:style-name="T4">врагѝ мᲂѧ̀ , и҆ вᲂста́ющыѧ на мѧ̀ лꙋка́внꙋющы</text:span></text:span><text:span text:style-name="Default_20_Paragraph_20_Font"><text:span text:style-name="T22">ѧ</text:span></text:span><text:span text:style-name="Default_20_Paragraph_20_Font"><text:span text:style-name="T4"> , ѹ҆слы́шитъ ѹ҆́хо мᲂѐ . Пра́ведникъ ꙗ҆́к</text:span></text:span><text:span text:style-name="Default_20_Paragraph_20_Font"><text:span text:style-name="T22">ѡ </text:span></text:span><text:span text:style-name="Default_20_Paragraph_20_Font"><text:span text:style-name="T4">фи́никъ прᲂцвѣте́тъ . И҆ ꙗ҆́к</text:span></text:span><text:span text:style-name="Default_20_Paragraph_20_Font"><text:span text:style-name="T22">ѡ</text:span></text:span><text:span text:style-name="Default_20_Paragraph_20_Font"><text:span text:style-name="T4"> ке́дръ и҆́же в̾ лива́нѣ ѹ҆мно́житсѧ . Насажде́ни в̾ дᲂмꙋ̀ гⷭ҇дни , вᲂдво́рѣхъ б҃га на́шего прᲂцвѣт</text:span></text:span><text:span text:style-name="Default_20_Paragraph_20_Font"><text:span text:style-name="T22">ѹ</text:span></text:span><text:span text:style-name="Default_20_Paragraph_20_Font"><text:span text:style-name="T23">́</text:span></text:span><text:span text:style-name="Default_20_Paragraph_20_Font"><text:span text:style-name="T4">тъ . Е</text:span></text:span><text:span text:style-name="Default_20_Paragraph_20_Font"><text:span text:style-name="T25">҆</text:span></text:span><text:span text:style-name="Default_20_Paragraph_20_Font"><text:span text:style-name="T4">щѐ ѹ҆мно́жатсѧ в̾ ста́рᲂсти масти́тѣ , и҆ благ</text:span></text:span><text:span text:style-name="Default_20_Paragraph_20_Font"><text:span text:style-name="T22">ᲂ</text:span></text:span><text:span text:style-name="Default_20_Paragraph_20_Font"><text:span text:style-name="T4">прїе́млюще б</text:span></text:span><text:span text:style-name="Default_20_Paragraph_20_Font"><text:span text:style-name="T22">ѹ</text:span></text:span><text:span text:style-name="Default_20_Paragraph_20_Font"><text:span text:style-name="T23">́</text:span></text:span><text:span text:style-name="Default_20_Paragraph_20_Font"><text:span text:style-name="T4">дꙋтъ , да вᲂзвѣстѧ́тъ . Ꙗ҆́ко пра́въ гⷭ҇дь б҃гъ на́шъ , и҆ нѣ́сть непра́вды в̾ не́мъ .</text:span></text:span></text:p>
      <text:p text:style-name="P6"><text:span text:style-name="Default_20_Paragraph_20_Font"><text:span text:style-name="T6">ѱало́мъ , ч҃в .</text:span></text:span></text:p>
      <text:p text:style-name="P8"><text:span text:style-name="T26">Г</text:span>дⷭ҇ь вᲂцари́сѧ , в̾лѣ́пᲂтꙋсѧ ѡ҆блечѐ . ѡ҆блече́сѧ гⷭ҇дь в̾ си́лꙋ , и҆ препᲂѧ́сасѧ . И҆́бо <text:span text:style-name="T27">ꙋ҆</text:span>твердѝ вселе́ннꙋю , ꙗ҆́же непᲂдви́житсѧ . Гᲂто́въ прⷭ҇то́лъ тво́й ѿто́лѣ , ѿ<text:span text:style-name="T28">́ </text:span>вѣка ты̀ є҆сѝ . Вᲂз̾двиго́ша рѣ́ки гⷭ҇ди , вᲂз̾двиго́ша рѣ́ки гла́съ сво́й . Во́змꙋтъ рѣ́ки стрꙋѝ свᲂѧ̀ , ѿ глас<text:span text:style-name="T27">ѡ</text:span><text:span text:style-name="T28">́</text:span>въ в<text:span text:style-name="T27">ѡ</text:span><text:span text:style-name="T28">̑</text:span>дъ мно́гъ . Ди́вны высᲂты̀ мᲂрскі́<text:span text:style-name="T27">ѧ</text:span> , ди́венъ в̾ высо́кихъ гⷭ҇дь . Свидѣ́нїѧ твᲂѧ̀ ѹ҆вѣ́ришасѧ ѕѣл<text:span text:style-name="T27">ѡ</text:span><text:span text:style-name="T29">̀</text:span> . до́мꙋ твᲂемꙋ̀ пᲂдᲂба́етъ с<text:span text:style-name="T30">҃</text:span>ты́нѧ гⷭ҇ди <text:span text:style-name="T31">в̾ </text:span><text:span text:style-name="T32">д</text:span><text:span text:style-name="T31">ᲂлгᲂтꙋ̀</text:span> дні́й .</text:p>
      <text:p text:style-name="P9"><text:soft-page-break/>П<text:span text:style-name="T33">ᲂ</text:span><text:span text:style-name="T26">се́мъ , сла́ва , и҆</text:span><text:span text:style-name="T34"> </text:span><text:span text:style-name="T26">н҃нѣ , без̾ а҆ллил</text:span><text:span text:style-name="T33">ѹ</text:span><text:span text:style-name="T34">́</text:span><text:span text:style-name="T26">їи . та́же . т</text:span>рⷭ҇то́е , и҆<text:span text:style-name="T29"> </text:span>по ѻ҆́ч҃е на́шъ . <text:span text:style-name="T26">тр</text:span><text:span text:style-name="T33">ᲂ</text:span><text:span text:style-name="T26">парѝ сїѧ̀ , гла́съ , ѕ҃ . П</text:span>ᲂми́лꙋй на́съ гⷭ҇ди пᲂми́лꙋй на́съ , всѧ́кᲂго бо ѿвѣ́та недᲂꙋмѣ́юще , сїю́ ти мл҃твꙋ ꙗ҆́к<text:span text:style-name="T30">ѡ</text:span> влⷣцѣ грѣ́шнїи рабѝ твᲂѝ прино́симъ , пᲂми́лꙋй на́съ гⷭ҇ди пᲂми́лꙋй на́съ . <text:span text:style-name="T26">сла́ва . Г</text:span>дⷭ҇и пᲂми́лꙋй на́съ , натѧ́ бо ꙋ<text:span text:style-name="T30">҆</text:span>пᲂва́хᲂмъ , непрᲂгнѣ́вайсѧ наны̀ ѕѣл<text:span text:style-name="T30">ѡ</text:span><text:span text:style-name="T29">̀</text:span> , нижѐ пᲂм<text:span text:style-name="T30">ѧ</text:span>нѝ <text:span text:style-name="T31">бе</text:span><text:span text:style-name="T32">з</text:span><text:span text:style-name="T35">̾</text:span><text:span text:style-name="T36">ꙁ</text:span><text:span text:style-name="T31">ако́нїй</text:span> на́шихъ , но при́зри на ны̀ ꙗ҆́к<text:span text:style-name="T30">ѡ</text:span> млⷭ҇рдъ , и҆ и҆зба́ви на́съ ѿ вра́гъ на́шихъ : ты́ бо є҆сѝ б҃гъ на́шъ , и҆ мы̀ лю́дї<text:span text:style-name="T30">є</text:span> твᲂѝ , и҆ всѝ дѣ́ла р<text:span text:style-name="T30">ѹ</text:span><text:span text:style-name="T29">́</text:span>кꙋ твᲂе́ю , и҆ и҆́мѧ твᲂѐ призыва́емъ . <text:span text:style-name="T26">и҆</text:span><text:span text:style-name="T34"> </text:span><text:span text:style-name="T26">ны́нѣ . М</text:span>илᲂсе́рдїѧ две́ри ѿве́рзи на́мъ , бл҃гᲂслᲂве́наѧ б<text:span text:style-name="T30">ⷣц</text:span>е д<text:span text:style-name="T30">҃</text:span>во , надѣ́ющїисѧ на<text:span text:style-name="T29"> </text:span>тѧ̀ не<text:span text:style-name="T29"> </text:span>пᲂги́бне<text:span text:style-name="T30">ⷨ</text:span><text:span text:style-name="T29"> </text:span>, но да и҆зба́вимсѧ тᲂбо́ю ѿ бѣ́дъ . ты́ бо є҆сѝ спасе́нїе ро́дꙋ хрⷭ҇тїѧ́нскᲂмꙋ .</text:p>
      <text:p text:style-name="P9"><text:span text:style-name="T26">Г</text:span>дⷭ҇и пᲂми́лꙋй , <text:span text:style-name="T26">л҃ . сла́ва , и҆</text:span><text:span text:style-name="T34"> </text:span><text:span text:style-name="T26">ны́нѣ .</text:span> <text:span text:style-name="T26">Ч</text:span>т<text:span text:style-name="T30">ⷭ҇</text:span>нѣ́йшꙋю херꙋви́мъ . <text:span text:style-name="T26">И҆́</text:span>менемъ гⷭ҇днимъ . <text:span text:style-name="T26">і҆єре́й . З</text:span>а мᲂли́твъ ст҃ы́хъ ѻ҆ц҃ъ на́шиⷯ . <text:span text:style-name="T26">И҆ тв</text:span><text:span text:style-name="T33">ᲂ</text:span><text:span text:style-name="T26">ри́мъ , трѝ вели́кїѧ пᲂкло́ны . Гл҃юще мл҃твꙋ в̾та́й . Г</text:span>дⷭ҇и и҆ влⷣко живᲂтꙋ̀ мᲂем<text:span text:style-name="T30">ѹ</text:span><text:span text:style-name="T29">̀</text:span> .</text:p>
      <text:p text:style-name="P10">И҆ <text:span text:style-name="T26">пᲂсе́мъ гл҃емъ с</text:span><text:span text:style-name="T33">ї</text:span><text:span text:style-name="T26">ю̀ мл҃твꙋ , вели́каг</text:span><text:span text:style-name="T33">ѡ</text:span><text:span text:style-name="T26"> васи́лїѧ .</text:span></text:p>
      <text:p text:style-name="P11"><text:span text:style-name="T26">Б</text:span>ж҃е вѣ́чный и҆ без̾нача́льный , и҆ приснᲂсꙋ́щный свѣ́те , и҆ всѧ́кїѧ тва́ри ви́димыѧ и҆ неви́димыѧ сᲂдѣ́телю и҆ зижди́телю , и҆́же ми́лᲂсти и҆сто́чниче , и҆ бл҃гᲂсти пꙋчи́н<text:span text:style-name="T32">о ,</text:span> и҆ чл҃к<text:span text:style-name="T30">ᲂ</text:span>лю́бїѧ и҆ не и҆з̾слѣ́димаѧ бе́з̾дн<text:span text:style-name="T32">о ,</text:span> ꙗ҆вѝ на́мъ свѣ́тъ лица̀ твᲂег<text:span text:style-name="T30">ѡ</text:span><text:span text:style-name="T29">̀</text:span> гⷭ҇ди , и҆ вᲂсїѧ́й въ срⷣца́хъ на́шихъ мы́сленᲂе сл<text:span text:style-name="T30">҃</text:span>нце пра́вды . и҆ твᲂи́мъ весе́лїемъ дш҃ѧ на́шѧ и҆спо́лни , и҆ наꙋчѝ на́съ твᲂи́мъ п<text:span text:style-name="T30">ᲂ</text:span><text:span text:style-name="T37">ꙋ</text:span>ча́тисѧ прⷭ҇нѡ и҆ вѣща́ти сꙋдба́мъ , и҆ и҆спᲂвѣ́датисѧ тебѣ̀ на́шемꙋ влⷣцѣ и҆ <text:soft-page-break/>бл҃гᲂда́телю . рᲂу<text:span text:style-name="T38">̑</text:span>къ на́шихъ дѣ́ла к̾ твᲂе́й и҆спра́ви во́ли , и҆ твᲂри́ти бл҃гᲂвᲂлѝ на́мъ є҆́же тебѣ̀ бл҃гᲂꙋго́днаѧ и҆ любе́з̾наѧ наста́ви , да и҆ ѡ҆ на́шемъ недᲂсто́ин̾ствѣ прᲂсла́витсѧ твᲂѐ прест҃о́е и҆́м<text:span text:style-name="T37">ѧ</text:span> , ѻ҆ц҃а и҆ с<text:span text:style-name="T39">҃</text:span>на и҆ ст҃а́гѡ дх҃а<text:span text:style-name="T38"> </text:span>, є҆ди́нагѡ бжⷭ҇тва́ же и҆ црⷭ҇тва . є҆мѹ́ же подᲂба́етъ всѧ́ка сла́ва че́сть и҆ пᲂкланѧ́нїе , ны́нѣ и҆ прⷭ҇нѡ и҆ во́ вѣки вѣкѡ́мъ , а҆ми́нь .</text:p>
      <text:p text:style-name="P12">мл҃тва втᲂра́ѧ тᲂго́жде .</text:p>
      <text:p text:style-name="P13"><text:span text:style-name="T6">П</text:span><text:span text:style-name="T4">ᲂсыла́</text:span><text:span text:style-name="T40">ѧ</text:span><text:span text:style-name="T4">и свѣ́тъ , и҆ и҆́детъ . и҆ ѡ҆сїѧва́</text:span><text:span text:style-name="T40">ѧ</text:span><text:span text:style-name="T4">и сл҃нце , на пра́ведныѧ и҆ на непра́ведны</text:span><text:span text:style-name="T40">ѧ</text:span><text:span text:style-name="T4"> , на ѕлы́ѧ же и҆ бл҃гі́</text:span><text:span text:style-name="T40">ѧ</text:span><text:span text:style-name="T4"> : твᲂрѧ́и ѹ҆́тро , и҆ прᲂсвѣща́</text:span><text:span text:style-name="T40">ѧ</text:span><text:span text:style-name="T4">и вселе́ннꙋю , прᲂсвѣтѝ на́шѧ срⷣца̀ , влⷣко всѧ́ческимъ . и҆ да́рꙋй на́мъ в̾ настᲂѧ́щїй се́й де́нь бл҃г</text:span><text:span text:style-name="T40">ᲂ</text:span><text:span text:style-name="T4">ꙋгᲂди́ти тебѣ̀ . и҆ сᲂхранѝ на́съ ѿ всѧ́кᲂгѡ грѣха̀ , и҆ всѧ́к</text:span><text:span text:style-name="T40">ᲂ</text:span><text:span text:style-name="T4">гѡ лꙋка́внагѡ видѣ́нїѧ , и҆збавлѧ́ѧ на́съ ѿ всѧ́кїѧ стрѣлы̀ летѧ́щ</text:span><text:span text:style-name="T41">ї</text:span><text:span text:style-name="T4">ѧ во́ дни , и҆ ѿ всѧ́кїѧ сᲂпрᲂти́вны</text:span><text:span text:style-name="T41">ѧ</text:span><text:span text:style-name="T4"> си́лы , мл҃твъ ра́ди пречⷭ҇тыѧ влⷣчцы на́шеѧ б</text:span><text:span text:style-name="T40">ⷣц</text:span><text:span text:style-name="T4">ы , и҆ невеще́ственыхъ ти слᲂу</text:span><text:span text:style-name="T42">̑</text:span><text:span text:style-name="T4">гъ , и҆ всѣ́хъ ст҃ы́хъ , и҆́же ѿ</text:span><text:span text:style-name="T42">́ </text:span><text:span text:style-name="T4">вѣка тебѣ̀ бл҃гᲂꙋг</text:span><text:span text:style-name="T40">ᲂ</text:span><text:span text:style-name="T4">ди́вшихъ . твᲂе́ бо є҆́сть є҆́же ми́лᲂвати и҆ спаса́ти на́съ гⷭ҇ди бж҃е на́шъ . и҆ тебѣ̀ сла́вꙋ в</text:span><text:span text:style-name="T40">ᲂ</text:span><text:span text:style-name="T4">з̾сыла́емъ , ѻ҆ц҃</text:span><text:span text:style-name="T40">ꙋ</text:span><text:span text:style-name="T43"> </text:span><text:span text:style-name="T4">и҆ с҃н</text:span><text:span text:style-name="T40">ꙋ</text:span><text:span text:style-name="T43"> </text:span><text:span text:style-name="T4">и҆ ст҃о́мꙋ дх҃</text:span><text:span text:style-name="T40">ꙋ</text:span><text:span text:style-name="T42"> </text:span><text:span text:style-name="T4">, ны́нѣ и҆ при́снѡ и҆ во́ вѣки вѣкѡ́мъ , а҆ми́нь .</text:span></text:p>
      <text:p text:style-name="P13"><text:span text:style-name="Default_20_Paragraph_20_Font"><text:span text:style-name="T6">Г</text:span></text:span><text:span text:style-name="Default_20_Paragraph_20_Font"><text:span text:style-name="T4">дⷭ҇и пᲂми́лꙋй , </text:span></text:span><text:span text:style-name="Default_20_Paragraph_20_Font"><text:span text:style-name="T6">дваⷤ ,</text:span></text:span><text:span text:style-name="Default_20_Paragraph_20_Font"><text:span text:style-name="T4"> гⷭ҇ди бл҃гᲂслᲂвѝ . </text:span></text:span><text:span text:style-name="Default_20_Paragraph_20_Font"><text:span text:style-name="T6">И҆ быва́етъ кᲂне́чный ѿпѹ́стъ .</text:span></text:span><text:span text:style-name="Default_20_Paragraph_20_Font"><text:span text:style-name="T4"> П</text:span></text:span><text:span text:style-name="Default_20_Paragraph_20_Font"><text:span text:style-name="T6">о ѿпᲂ</text:span></text:span><text:span text:style-name="Default_20_Paragraph_20_Font"><text:span text:style-name="T44">ꙋ</text:span></text:span><text:span text:style-name="Default_20_Paragraph_20_Font"><text:span text:style-name="T45">́</text:span></text:span><text:span text:style-name="Default_20_Paragraph_20_Font"><text:span text:style-name="T6">стᲂмъ же гл҃емъ . Д</text:span></text:span><text:span text:style-name="Default_20_Paragraph_20_Font"><text:span text:style-name="T4">а прїи́метъ гⷭ҇дь б҃гъ мᲂле́нїѧ на́съ грѣ́шныхъ , и҆ пᲂми́лꙋетъ ны̀ , ꙗ҆́к</text:span></text:span><text:span text:style-name="Default_20_Paragraph_20_Font"><text:span text:style-name="T40">ѡ </text:span></text:span><text:span text:style-name="Default_20_Paragraph_20_Font"><text:span text:style-name="T4">бл҃гъ и҆ челᲂвѣкᲂлю́бецъ .</text:span>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meta:creation-date>2024-11-06T10:41:00Z</meta:creation-date>
    <dc:date>2024-11-06T18:39:43.763000000</dc:date>
    <meta:editing-cycles>16</meta:editing-cycles>
    <meta:editing-duration>PT1H48M53S</meta:editing-duration>
    <meta:document-statistic meta:table-count="0" meta:image-count="0" meta:object-count="0" meta:page-count="4" meta:paragraph-count="16" meta:word-count="967" meta:character-count="4862" meta:non-whitespace-character-count="3911"/>
    <meta:template xlink:type="simple" xlink:actuate="onRequest" xlink:title="" xlink:href="Normal.dotm"/>
  </office:meta>
</office:document-meta>
</file>